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0a493" officeooo:paragraph-rsid="0010a493" style:font-weight-asian="bold" style:font-weight-complex="bold"/>
    </style:style>
    <style:style style:name="P3" style:family="paragraph" style:parent-style-name="Text_20_body">
      <style:text-properties fo:font-weight="normal" officeooo:rsid="00117899" officeooo:paragraph-rsid="0011789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3c7f" style:font-weight-asian="normal" style:font-weight-complex="normal"/>
    </style:style>
    <style:style style:name="T3" style:family="text">
      <style:text-properties fo:font-weight="normal" officeooo:rsid="000dca14" style:font-weight-asian="normal" style:font-weight-complex="normal"/>
    </style:style>
    <style:style style:name="T4" style:family="text">
      <style:text-properties officeooo:rsid="000c3c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57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RO e MIGO</text:h>
      <text:p text:style-name="Text_20_body">MIGO é a sigla de Movement In Goods Out. É o código usado no sistema SAP para informar que uma remessa de fato chegou (ou saiu) do estoque da empresa. Basicamente MIGO é uma <text:span text:style-name="T5">atualização de estoque</text:span>, muito importante para o pagamento dos fornecedores.</text:p>
      <text:p text:style-name="Text_20_body">MIRO esse código <text:span text:style-name="Strong_20_Emphasis">confirma a fatura recebida</text:span>, essencialmente dizendo que as informações estão certas e que o fornecedor pode ser pago, além de gerar a base para o recolhimento dos impostos. </text:p>
      <text:p text:style-name="P1">Fluxo <text:span text:style-name="T4">Fica: </text:span><text:span text:style-name="T2">Carga Recebida → Lançamento MIGO → Verificação Contábil → </text:span><text:span text:style-name="T3">Lançamento Migo.</text:span></text:p>
      <text:p text:style-name="P2"><text:span text:style-name="T3">P</text:span><text:span text:style-name="T1">ortanto para o lançamento de cargas DANFEs são essenciais e precisam ser lançados em larga escala </text:span></text:p>
      <text:p text:style-name="P3">Como fazer o lançamento de mercadorias no sistema <text:span text:style-name="T6">SAP</text:span>?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3:12:06.164000000</meta:creation-date>
    <dc:date>2023-05-17T14:02:16.139000000</dc:date>
    <meta:editing-duration>PT42M32S</meta:editing-duration>
    <meta:editing-cycles>1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6" meta:word-count="116" meta:character-count="688" meta:non-whitespace-character-count="576"/>
  </office:meta>
</office:document-meta>
</file>